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SharedFlowStrutsApp.GenSharedFlowStrutsApp( File sourceFile , ClassDeclaration jclass , CoreAnnotationProcessorEnv env , FlowControllerInfo fcInfo , boolean checkOnly , Diagnostics 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SharedFlowStrutsApp.getStrutsConfig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haredFlowStrutsApp.getValidationFi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